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cm" table:align="left"/>
    </style:style>
    <style:style style:name="Table1.A" style:family="table-column">
      <style:table-column-properties style:column-width="2.33cm"/>
    </style:style>
    <style:style style:name="Table1.B" style:family="table-column">
      <style:table-column-properties style:column-width="6.283cm"/>
    </style:style>
    <style:style style:name="Table1.C" style:family="table-column">
      <style:table-column-properties style:column-width="8.28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onvolutional Neural Networks (CNNs) in Julia with Flux.jl</text:span></text:h>
      <text:h text:style-name="Heading_20_2" text:outline-level="2"><text:span text:style-name="Strong_20_Emphasis">1. Introduction</text:span></text:h>
      <text:p text:style-name="Text_20_body">Convolutional Neural Networks (CNNs) are a class of deep learning models designed for processing data with a grid-like structure, such as images. CNNs automatically learn hierarchical feature representations using <text:span text:style-name="Strong_20_Emphasis">convolutions, pooling, and nonlinear activations</text:span>, making them highly effective for computer vision tasks.</text:p>
      <text:p text:style-name="Text_20_body">Flux.jl is Julia's main machine learning library. It is <text:span text:style-name="Strong_20_Emphasis">pure Julia</text:span>, easy to understand, flexible, and integrates seamlessly with Julia’s numerical computing ecosystem.</text:p>
      <text:p text:style-name="Horizontal_20_Line"/>
      <text:h text:style-name="Heading_20_2" text:outline-level="2"><text:span text:style-name="Strong_20_Emphasis">2. Core Components of a CNN</text:span></text:h>
      <text:list text:style-name="L1">
        <text:list-item>
          <text:p text:style-name="P1"><text:span text:style-name="Strong_20_Emphasis">Convolutional Layer (</text:span><text:span text:style-name="Strong_20_Emphasis"><text:span text:style-name="Source_20_Text">Conv</text:span></text:span><text:span text:style-name="Strong_20_Emphasis">)</text:span></text:p>
          <text:list>
            <text:list-item>
              <text:p text:style-name="P1">Applies a set of learnable filters to the input image.</text:p>
            </text:list-item>
            <text:list-item>
              <text:p text:style-name="P1">Parameters:</text:p>
              <text:list>
                <text:list-item>
                  <text:p text:style-name="P1"><text:span text:style-name="Source_20_Text">Conv((kernel_height, kernel_width), in_channels =&gt; out_channels, pad=0, stride=1)</text:span></text:p>
                </text:list-item>
              </text:list>
            </text:list-item>
            <text:list-item>
              <text:p text:style-name="P1">Example: A 3×3 filter converting 1 input channel to 16 output channels:</text:p>
            </text:list-item>
          </text:list>
        </text:list-item>
      </text:list>
      <text:section text:style-name="Sect1" text:name="code-block-viewer">
        <text:p text:style-name="P2">using Flux</text:p>
        <text:p text:style-name="Preformatted_20_Text">conv_layer = Conv((3, 3), 1 =&gt; 16, stride=1, pad=1)</text:p>
      </text:section>
      <text:list text:style-name="L2">
        <text:list-item>
          <text:p text:style-name="P3"><text:span text:style-name="Strong_20_Emphasis">Activation Function</text:span></text:p>
          <text:list>
            <text:list-item>
              <text:p text:style-name="P3">Introduces non-linearity.</text:p>
            </text:list-item>
            <text:list-item>
              <text:p text:style-name="P3">Common choices: <text:span text:style-name="Source_20_Text">relu</text:span>, <text:span text:style-name="Source_20_Text">sigmoid</text:span>, <text:span text:style-name="Source_20_Text">tanh</text:span>.</text:p>
            </text:list-item>
            <text:list-item>
              <text:p text:style-name="P3">Flux example:</text:p>
            </text:list-item>
          </text:list>
        </text:list-item>
      </text:list>
      <text:section text:style-name="Sect1" text:name="Section1">
        <text:p text:style-name="P2"><text:bookmark text:name="code-block-viewer"/>relu_layer = x -&gt; relu.(x)</text:p>
      </text:section>
      <text:list text:style-name="L3">
        <text:list-item>
          <text:p text:style-name="P4"><text:span text:style-name="Strong_20_Emphasis">Pooling Layer (</text:span><text:span text:style-name="Strong_20_Emphasis"><text:span text:style-name="Source_20_Text">MaxPool</text:span></text:span><text:span text:style-name="Strong_20_Emphasis"> / </text:span><text:span text:style-name="Strong_20_Emphasis"><text:span text:style-name="Source_20_Text">MeanPool</text:span></text:span><text:span text:style-name="Strong_20_Emphasis">)</text:span></text:p>
          <text:list>
            <text:list-item>
              <text:p text:style-name="P4">Reduces spatial dimensions (height × width) to summarize features.</text:p>
            </text:list-item>
            <text:list-item>
              <text:p text:style-name="P4">Example: 2×2 max pooling with stride 2:</text:p>
            </text:list-item>
          </text:list>
        </text:list-item>
      </text:list>
      <text:section text:style-name="Sect1" text:name="Section2">
        <text:p text:style-name="P2"><text:bookmark text:name="code-block-viewer Copy 1"/>pool_layer = MaxPool((2, 2), stride=2)</text:p>
      </text:section>
      <text:list text:style-name="L4">
        <text:list-item>
          <text:p text:style-name="P5"><text:span text:style-name="Strong_20_Emphasis">Fully Connected (Dense) Layer</text:span></text:p>
          <text:list>
            <text:list-item>
              <text:p text:style-name="P5">Maps high-level features to output classes.</text:p>
            </text:list-item>
            <text:list-item>
              <text:p text:style-name="P5">Example for 10-class classification:</text:p>
            </text:list-item>
          </text:list>
        </text:list-item>
      </text:list>
      <text:section text:style-name="Sect1" text:name="Section3">
        <text:p text:style-name="P2"><text:bookmark text:name="code-block-viewer Copy 2"/>dense_layer = Dense(128, 10)</text:p>
      </text:section>
      <text:list text:style-name="L5">
        <text:list-item>
          <text:p text:style-name="P6"><text:span text:style-name="Strong_20_Emphasis">Softmax / Output Layer</text:span></text:p>
          <text:list>
            <text:list-item>
              <text:p text:style-name="P6"><text:soft-page-break/>Converts logits to probabilities for classification:</text:p>
            </text:list-item>
          </text:list>
        </text:list-item>
      </text:list>
      <text:section text:style-name="Sect1" text:name="Section4">
        <text:p text:style-name="P2"><text:bookmark text:name="code-block-viewer Copy 3"/>softmax_layer = x -&gt; Flux.softmax(x)</text:p>
      </text:section>
      <text:p text:style-name="Horizontal_20_Line"/>
      <text:h text:style-name="Heading_20_2" text:outline-level="2"><text:span text:style-name="Strong_20_Emphasis">3. Building a Simple CNN in Flux</text:span></text:h>
      <text:p text:style-name="Text_20_body">Here’s a minimal CNN for <text:span text:style-name="Strong_20_Emphasis">MNIST digit classification</text:span>:</text:p>
      <text:section text:style-name="Sect1" text:name="Section5">
        <text:p text:style-name="P2"><text:bookmark text:name="code-block-viewer Copy 4"/>using Flux</text:p>
        <text:p text:style-name="Preformatted_20_Text">using Flux.Data.MNIST</text:p>
        <text:p text:style-name="Preformatted_20_Text">using Flux.Optimise: ADAM</text:p>
        <text:p text:style-name="Preformatted_20_Text">using Statistics</text:p>
        <text:p text:style-name="Preformatted_20_Text"># Load MNIST dataset</text:p>
        <text:p text:style-name="Preformatted_20_Text">train_x, train_y = MNIST.traindata()</text:p>
        <text:p text:style-name="Preformatted_20_Text">test_x, test_y = MNIST.testdata()</text:p>
        <text:p text:style-name="Preformatted_20_Text"># Normalize images and convert to Float32</text:p>
        <text:p text:style-name="Preformatted_20_Text">train_x = Float32.(train_x) ./ 255</text:p>
        <text:p text:style-name="Preformatted_20_Text">test_x = Float32.(test_x) ./ 255</text:p>
        <text:p text:style-name="Preformatted_20_Text"># One-hot encode labels</text:p>
        <text:p text:style-name="Preformatted_20_Text">train_y = Flux.onehotbatch(train_y, 0:9)</text:p>
        <text:p text:style-name="Preformatted_20_Text">test_y = Flux.onehotbatch(test_y, 0:9)</text:p>
        <text:p text:style-name="Preformatted_20_Text"># Define CNN model</text:p>
        <text:p text:style-name="Preformatted_20_Text">model = Chain(</text:p>
        <text:p text:style-name="Preformatted_20_Text"><text:s text:c="4"/>Conv((3, 3), 1 =&gt; 16, pad=1), <text:s/># Conv layer</text:p>
        <text:p text:style-name="Preformatted_20_Text"><text:s text:c="4"/>relu, <text:s text:c="26"/># Activation</text:p>
        <text:p text:style-name="Preformatted_20_Text"><text:s text:c="4"/>MaxPool((2, 2)), <text:s text:c="15"/># Pooling</text:p>
        <text:p text:style-name="Preformatted_20_Text"><text:s text:c="4"/>Conv((3, 3), 16 =&gt; 32, pad=1),</text:p>
        <text:p text:style-name="Preformatted_20_Text"><text:s text:c="4"/>relu,</text:p>
        <text:p text:style-name="Preformatted_20_Text"><text:s text:c="4"/>MaxPool((2, 2)),</text:p>
        <text:p text:style-name="Preformatted_20_Text"><text:s text:c="4"/>flatten, <text:s text:c="23"/># Flatten 2D to 1D</text:p>
        <text:p text:style-name="Preformatted_20_Text"><text:s text:c="4"/>Dense(7*7*32, 128),</text:p>
        <text:p text:style-name="Preformatted_20_Text"><text:s text:c="4"/>relu,</text:p>
        <text:p text:style-name="Preformatted_20_Text"><text:s text:c="4"/>Dense(128, 10),</text:p>
        <text:p text:style-name="Preformatted_20_Text"><text:s text:c="4"/>softmax</text:p>
        <text:p text:style-name="Preformatted_20_Text">)</text:p>
        <text:p text:style-name="Preformatted_20_Text"># Define loss function</text:p>
        <text:p text:style-name="Preformatted_20_Text">loss(x, y) = Flux.crossentropy(model(x), y)</text:p>
        <text:p text:style-name="Preformatted_20_Text"># Optimizer</text:p>
        <text:p text:style-name="Preformatted_20_Text">opt = ADAM()</text:p>
        <text:p text:style-name="Preformatted_20_Text"># Training function</text:p>
        <text:p text:style-name="Preformatted_20_Text">function train!(epochs)</text:p>
        <text:p text:style-name="Preformatted_20_Text"><text:s text:c="4"/>for epoch in 1:epochs</text:p>
        <text:p text:style-name="Preformatted_20_Text"><text:s text:c="8"/>for i in 1:size(train_x, 3)</text:p>
        <text:p text:style-name="Preformatted_20_Text"><text:s text:c="12"/>x = train_x[:, :, i:i, :]</text:p>
        <text:p text:style-name="Preformatted_20_Text"><text:s text:c="12"/>y = train_y[:, i:i]</text:p>
        <text:p text:style-name="Preformatted_20_Text"><text:s text:c="12"/>gs = Flux.gradient(() -&gt; loss(x, y), Flux.params(model))</text:p>
        <text:p text:style-name="Preformatted_20_Text"><text:s text:c="12"/>Flux.Optimise.update!(opt, Flux.params(model), gs)</text:p>
        <text:p text:style-name="Preformatted_20_Text"><text:s text:c="8"/>end</text:p>
        <text:p text:style-name="Preformatted_20_Text"><text:s text:c="8"/>println("Epoch $epoch done")</text:p>
        <text:p text:style-name="Preformatted_20_Text"><text:s text:c="4"/>end</text:p>
        <text:p text:style-name="Preformatted_20_Text">end</text:p>
        <text:p text:style-name="Preformatted_20_Text"># Evaluate accuracy</text:p>
        <text:p text:style-name="Preformatted_20_Text">function accuracy(x, y)</text:p>
        <text:p text:style-name="Preformatted_20_Text"><text:s text:c="4"/>y_pred = model(x)</text:p>
        <text:p text:style-name="Preformatted_20_Text"><text:s text:c="4"/>mean(Flux.onecold(y_pred) .== Flux.onecold(y))</text:p>
        <text:p text:style-name="Preformatted_20_Text">end</text:p>
      </text:section>
      <text:p text:style-name="Horizontal_20_Line"/>
      <text:h text:style-name="Heading_20_2" text:outline-level="2"><text:soft-page-break/><text:span text:style-name="Strong_20_Emphasis">4. Notes and Best Practices</text:span></text:h>
      <text:list text:style-name="L6">
        <text:list-item>
          <text:p text:style-name="P7"><text:span text:style-name="Strong_20_Emphasis">Data Dimension Ordering</text:span></text:p>
          <text:list>
            <text:list-item>
              <text:p text:style-name="P7">Flux expects images as <text:span text:style-name="Source_20_Text">(height, width, channels, batch)</text:span>.</text:p>
            </text:list-item>
            <text:list-item>
              <text:p text:style-name="P7">For MNIST: <text:span text:style-name="Source_20_Text">(28, 28, 1, batch_size)</text:span></text:p>
            </text:list-item>
          </text:list>
        </text:list-item>
        <text:list-item>
          <text:p text:style-name="P7"><text:span text:style-name="Strong_20_Emphasis">Weight Initialization</text:span></text:p>
          <text:list>
            <text:list-item>
              <text:p text:style-name="P7">Flux automatically initializes weights using <text:span text:style-name="Strong_20_Emphasis">glorot_uniform</text:span>.</text:p>
            </text:list-item>
          </text:list>
        </text:list-item>
        <text:list-item>
          <text:p text:style-name="P7"><text:span text:style-name="Strong_20_Emphasis">GPU Support</text:span></text:p>
          <text:list>
            <text:list-item>
              <text:p text:style-name="P7">Move model and data to GPU easily:</text:p>
            </text:list-item>
          </text:list>
        </text:list-item>
      </text:list>
      <text:section text:style-name="Sect1" text:name="Section6">
        <text:p text:style-name="P2"><text:bookmark text:name="code-block-viewer Copy 5"/>using CUDA</text:p>
        <text:p text:style-name="Preformatted_20_Text">model = model |&gt; gpu</text:p>
        <text:p text:style-name="Preformatted_20_Text">train_x = train_x |&gt; gpu</text:p>
        <text:p text:style-name="Preformatted_20_Text">train_y = train_y |&gt; gpu</text:p>
      </text:section>
      <text:list text:style-name="L7">
        <text:list-item>
          <text:p text:style-name="P8"><text:span text:style-name="Strong_20_Emphasis">Batch Training</text:span></text:p>
          <text:list>
            <text:list-item>
              <text:p text:style-name="P8">Avoid training one image at a time. Use batches for faster convergence:</text:p>
            </text:list-item>
          </text:list>
        </text:list-item>
      </text:list>
      <text:section text:style-name="Sect1" text:name="Section7">
        <text:p text:style-name="P2"><text:bookmark text:name="code-block-viewer Copy 6"/>using Flux.Data: DataLoader</text:p>
        <text:p text:style-name="Preformatted_20_Text">train_loader = DataLoader((train_x, train_y), batchsize=64, shuffle=true)</text:p>
      </text:section>
      <text:p text:style-name="Horizontal_20_Line"/>
      <text:h text:style-name="Heading_20_2" text:outline-level="2"><text:span text:style-name="Strong_20_Emphasis">5. Advanced CNN Components in Flux</text:span></text:h>
      <text:list text:style-name="L8">
        <text:list-item>
          <text:p text:style-name="P9"><text:span text:style-name="Strong_20_Emphasis">Dropout for Regularization</text:span></text:p>
        </text:list-item>
      </text:list>
      <text:section text:style-name="Sect1" text:name="Section8">
        <text:p text:style-name="P2"><text:bookmark text:name="code-block-viewer Copy 7"/>Dropout(0.5)</text:p>
      </text:section>
      <text:list text:style-name="L9">
        <text:list-item>
          <text:p text:style-name="P10"><text:span text:style-name="Strong_20_Emphasis">Batch Normalization</text:span></text:p>
        </text:list-item>
      </text:list>
      <text:section text:style-name="Sect1" text:name="Section9">
        <text:p text:style-name="P2"><text:bookmark text:name="code-block-viewer Copy 8"/>BatchNorm(num_channels)</text:p>
      </text:section>
      <text:list text:style-name="L10">
        <text:list-item>
          <text:p text:style-name="P11"><text:span text:style-name="Strong_20_Emphasis">Residual Connections</text:span></text:p>
        </text:list-item>
      </text:list>
      <text:section text:style-name="Sect1" text:name="Section10">
        <text:p text:style-name="P2"><text:bookmark text:name="code-block-viewer Copy 9"/>res_block(x) = x + relu.(Conv((3,3), 16=&gt;16, pad=1)(x))</text:p>
      </text:section>
      <text:list text:style-name="L11">
        <text:list-item>
          <text:p text:style-name="P12"><text:span text:style-name="Strong_20_Emphasis">Custom CNN Architectures</text:span></text:p>
          <text:list>
            <text:list-item>
              <text:p text:style-name="P12">You can combine <text:span text:style-name="Source_20_Text">Chain</text:span>, <text:span text:style-name="Source_20_Text">skip connections</text:span>, and <text:span text:style-name="Source_20_Text">branches</text:span> for modern architectures like ResNet or Inception.</text:p>
            </text:list-item>
          </text:list>
        </text:list-item>
      </text:list>
      <text:p text:style-name="Horizontal_20_Line"/>
      <text:h text:style-name="Heading_20_2" text:outline-level="2"><text:span text:style-name="Strong_20_Emphasis">6. References and Resources</text:span></text:h>
      <text:list text:style-name="L12">
        <text:list-item>
          <text:p text:style-name="P13"><text:a xlink:type="simple" xlink:href="https://fluxml.ai/Flux.jl/stable/" office:target-frame-name="_new" xlink:show="replace" text:style-name="Internet_20_link" text:visited-style-name="Visited_20_Internet_20_Link">Flux.jl Documentation</text:a></text:p>
        </text:list-item>
        <text:list-item>
          <text:p text:style-name="P13">MNIST Dataset in Julia</text:p>
        </text:list-item>
        <text:list-item>
          <text:p text:style-name="P13">Good reading on CNN theory:</text:p>
          <text:list>
            <text:list-item>
              <text:p text:style-name="P13">LeCun et al., <text:span text:style-name="Emphasis">Gradient-Based Learning Applied to Document Recognition</text:span>, 1998</text:p>
            </text:list-item>
            <text:list-item>
              <text:p text:style-name="P13">Goodfellow et al., <text:span text:style-name="Emphasis">Deep Learning</text:span>, 2016</text:p>
            </text:list-item>
          </text:list>
        </text:list-item>
      </text:list>
      <text:p text:style-name="Horizontal_20_Line"/>
      <text:p text:style-name="Text_20_body"><text:soft-page-break/>If you want, I can <text:span text:style-name="Strong_20_Emphasis">also make a fully commented “Flux CNN Handbook”</text:span>, including <text:span text:style-name="Strong_20_Emphasis">ResNet-style blocks, training loops with early stopping, data augmentation, and GPU acceleration</text:span>—essentially a production-ready Julia CNN guide.</text:p>
      <text:p text:style-name="Text_20_body">Do you want me to create that full handbook?</text:p>
      <text:p text:style-name="Text_20_body">yes</text:p>
      <text:p text:style-name="Text_20_body">Perfect! Let’s build a <text:span text:style-name="Strong_20_Emphasis">complete, production-ready CNN handbook in Julia with Flux.jl</text:span>. I’ll structure it like a proper documentation/tutorial, including examples, training loops, ResNet-style blocks, data augmentation, GPU support, and best practices.</text:p>
      <text:p text:style-name="Horizontal_20_Line"/>
      <text:h text:style-name="Heading_20_1" text:outline-level="1"><text:span text:style-name="Strong_20_Emphasis">Flux.jl CNN Handbook (Production-Ready)</text:span></text:h>
      <text:h text:style-name="Heading_20_2" text:outline-level="2"><text:span text:style-name="Strong_20_Emphasis">1. Introduction</text:span></text:h>
      <text:p text:style-name="Text_20_body">Convolutional Neural Networks (CNNs) are specialized neural networks for <text:span text:style-name="Strong_20_Emphasis">grid-like data</text:span>, such as images and videos. They automatically learn <text:span text:style-name="Strong_20_Emphasis">hierarchical spatial features</text:span>, making them ideal for tasks like image classification, segmentation, and object detection.</text:p>
      <text:p text:style-name="Text_20_body"><text:span text:style-name="Strong_20_Emphasis">Flux.jl</text:span> is a pure Julia deep learning library. Its <text:span text:style-name="Strong_20_Emphasis">simplicity, flexibility, and GPU support</text:span> make it suitable for research and production.</text:p>
      <text:p text:style-name="Horizontal_20_Line"/>
      <text:h text:style-name="Heading_20_2" text:outline-level="2"><text:span text:style-name="Strong_20_Emphasis">2. Prerequisites</text:span></text:h>
      <text:section text:style-name="Sect1" text:name="Section11">
        <text:p text:style-name="P2"><text:bookmark text:name="code-block-viewer Copy 10"/>using Pkg</text:p>
        <text:p text:style-name="Preformatted_20_Text">Pkg.add("Flux")</text:p>
        <text:p text:style-name="Preformatted_20_Text">Pkg.add("CUDA") <text:s text:c="7"/># GPU support</text:p>
        <text:p text:style-name="Preformatted_20_Text">Pkg.add("MLDatasets") <text:s/># Popular datasets (MNIST, CIFAR, etc.)</text:p>
        <text:p text:style-name="Preformatted_20_Text">Pkg.add("DataAugmentation") <text:s/># Optional, for image augmentations</text:p>
        <text:p text:style-name="Preformatted_20_Text">Pkg.add("Statistics") <text:s/># For mean, etc.</text:p>
      </text:section>
      <text:section text:style-name="Sect1" text:name="Section12">
        <text:p text:style-name="P2"><text:bookmark text:name="code-block-viewer Copy 11"/>using Flux</text:p>
        <text:p text:style-name="Preformatted_20_Text">using CUDA</text:p>
        <text:p text:style-name="Preformatted_20_Text">using MLDatasets</text:p>
        <text:p text:style-name="Preformatted_20_Text">using Statistics</text:p>
      </text:section>
      <text:p text:style-name="Horizontal_20_Line"/>
      <text:h text:style-name="Heading_20_2" text:outline-level="2"><text:span text:style-name="Strong_20_Emphasis">3. Basic Components of CNNs in Flux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Flux 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Convolution</text:p>
          </table:table-cell>
          <table:table-cell table:style-name="Table1.A1" office:value-type="string">
            <text:p text:style-name="Table_20_Contents"><text:span text:style-name="Source_20_Text">Conv((kH,kW), in=&gt;out)</text:span></text:p>
          </table:table-cell>
          <table:table-cell table:style-name="Table1.A1" office:value-type="string">
            <text:p text:style-name="Table_20_Contents">Extracts local features using kernels</text:p>
          </table:table-cell>
        </table:table-row>
        <table:table-row>
          <table:table-cell table:style-name="Table1.A1" office:value-type="string">
            <text:p text:style-name="Table_20_Contents">Activation</text:p>
          </table:table-cell>
          <table:table-cell table:style-name="Table1.A1" office:value-type="string">
            <text:p text:style-name="Table_20_Contents"><text:span text:style-name="Source_20_Text">relu</text:span>, <text:span text:style-name="Source_20_Text">sigmoid</text:span>, <text:span text:style-name="Source_20_Text">tanh</text:span></text:p>
          </table:table-cell>
          <table:table-cell table:style-name="Table1.A1" office:value-type="string">
            <text:p text:style-name="Table_20_Contents">Adds non-linearity</text:p>
          </table:table-cell>
        </table:table-row>
        <table:table-row>
          <table:table-cell table:style-name="Table1.A1" office:value-type="string">
            <text:p text:style-name="Table_20_Contents">Pooling</text:p>
          </table:table-cell>
          <table:table-cell table:style-name="Table1.A1" office:value-type="string">
            <text:p text:style-name="Table_20_Contents"><text:span text:style-name="Source_20_Text">MaxPool((kH,kW), stride)</text:span></text:p>
          </table:table-cell>
          <table:table-cell table:style-name="Table1.A1" office:value-type="string">
            <text:p text:style-name="Table_20_Contents">Reduces spatial dimensions</text:p>
          </table:table-cell>
        </table:table-row>
        <table:table-row>
          <table:table-cell table:style-name="Table1.A1" office:value-type="string">
            <text:p text:style-name="Table_20_Contents">Flatten</text:p>
          </table:table-cell>
          <table:table-cell table:style-name="Table1.A1" office:value-type="string">
            <text:p text:style-name="Table_20_Contents"><text:span text:style-name="Source_20_Text">flatten</text:span></text:p>
          </table:table-cell>
          <table:table-cell table:style-name="Table1.A1" office:value-type="string">
            <text:p text:style-name="Table_20_Contents">Converts 2D/3D tensors to 1D for Dense layers</text:p>
          </table:table-cell>
        </table:table-row>
        <table:table-row>
          <table:table-cell table:style-name="Table1.A1" office:value-type="string">
            <text:p text:style-name="Table_20_Contents">Dense</text:p>
          </table:table-cell>
          <table:table-cell table:style-name="Table1.A1" office:value-type="string">
            <text:p text:style-name="Table_20_Contents"><text:span text:style-name="Source_20_Text">Dense(in, out)</text:span></text:p>
          </table:table-cell>
          <table:table-cell table:style-name="Table1.A1" office:value-type="string">
            <text:p text:style-name="Table_20_Contents">Fully connected layer</text:p>
          </table:table-cell>
        </table:table-row>
        <table:table-row>
          <table:table-cell table:style-name="Table1.A1" office:value-type="string">
            <text:p text:style-name="Table_20_Contents">Dropout</text:p>
          </table:table-cell>
          <table:table-cell table:style-name="Table1.A1" office:value-type="string">
            <text:p text:style-name="Table_20_Contents"><text:span text:style-name="Source_20_Text">Dropout(rate)</text:span></text:p>
          </table:table-cell>
          <table:table-cell table:style-name="Table1.A1" office:value-type="string">
            <text:p text:style-name="Table_20_Contents">Regularization to avoid overfitting</text:p>
          </table:table-cell>
        </table:table-row>
        <table:table-row>
          <table:table-cell table:style-name="Table1.A1" office:value-type="string">
            <text:p text:style-name="Table_20_Contents">BatchNorm</text:p>
          </table:table-cell>
          <table:table-cell table:style-name="Table1.A1" office:value-type="string">
            <text:p text:style-name="Table_20_Contents"><text:span text:style-name="Source_20_Text">BatchNorm(channels)</text:span></text:p>
          </table:table-cell>
          <table:table-cell table:style-name="Table1.A1" office:value-type="string">
            <text:p text:style-name="Table_20_Contents">Normalizes activations for faster convergence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4. Example 1: MNIST CNN (Simple)</text:span></text:h>
      <text:section text:style-name="Sect1" text:name="Section13">
        <text:p text:style-name="P2"><text:bookmark text:name="code-block-viewer Copy 12"/>using Flux</text:p>
        <text:p text:style-name="Preformatted_20_Text">using MLDatasets</text:p>
        <text:p text:style-name="Preformatted_20_Text"># Load MNIST dataset</text:p>
        <text:p text:style-name="Preformatted_20_Text">train_x, train_y = MNIST.traindata()</text:p>
        <text:p text:style-name="Preformatted_20_Text">test_x, test_y = MNIST.testdata()</text:p>
        <text:p text:style-name="Preformatted_20_Text"># Normalize and reshape (height, width, channel, batch)</text:p>
        <text:p text:style-name="Preformatted_20_Text">train_x = Float32.(train_x) ./ 255 |&gt; reshape(_, 28, 28, 1, :)</text:p>
        <text:p text:style-name="Preformatted_20_Text">test_x = Float32.(test_x) ./ 255 |&gt; reshape(_, 28, 28, 1, :)</text:p>
        <text:p text:style-name="Preformatted_20_Text"># One-hot encode labels</text:p>
        <text:p text:style-name="Preformatted_20_Text">train_y = Flux.onehotbatch(train_y, 0:9)</text:p>
        <text:p text:style-name="Preformatted_20_Text">test_y = Flux.onehotbatch(test_y, 0:9)</text:p>
        <text:p text:style-name="Preformatted_20_Text"># Define CNN</text:p>
        <text:p text:style-name="Preformatted_20_Text">model = Chain(</text:p>
        <text:p text:style-name="Preformatted_20_Text"><text:s text:c="4"/>Conv((3,3), 1=&gt;16, pad=1), relu, MaxPool((2,2)),</text:p>
        <text:p text:style-name="Preformatted_20_Text"><text:s text:c="4"/>Conv((3,3), 16=&gt;32, pad=1), relu, MaxPool((2,2)),</text:p>
        <text:p text:style-name="Preformatted_20_Text"><text:s text:c="4"/>flatten,</text:p>
        <text:p text:style-name="Preformatted_20_Text"><text:s text:c="4"/>Dense(7*7*32, 128), relu,</text:p>
        <text:p text:style-name="Preformatted_20_Text"><text:s text:c="4"/>Dropout(0.5),</text:p>
        <text:p text:style-name="Preformatted_20_Text"><text:s text:c="4"/>Dense(128, 10),</text:p>
        <text:p text:style-name="Preformatted_20_Text"><text:s text:c="4"/>softmax</text:p>
        <text:p text:style-name="Preformatted_20_Text">)</text:p>
      </text:section>
      <text:p text:style-name="Horizontal_20_Line"/>
      <text:h text:style-name="Heading_20_2" text:outline-level="2"><text:span text:style-name="Strong_20_Emphasis">5. Training Loop with GPU Support</text:span></text:h>
      <text:section text:style-name="Sect1" text:name="Section14">
        <text:p text:style-name="P2"><text:bookmark text:name="code-block-viewer Copy 13"/># Move model and data to GPU if available</text:p>
        <text:p text:style-name="Preformatted_20_Text">if CUDA.has_cuda()</text:p>
        <text:p text:style-name="Preformatted_20_Text"><text:s text:c="4"/>train_x, train_y = train_x |&gt; gpu, train_y |&gt; gpu</text:p>
        <text:p text:style-name="Preformatted_20_Text"><text:s text:c="4"/>test_x, test_y = test_x |&gt; gpu, test_y |&gt; gpu</text:p>
        <text:p text:style-name="Preformatted_20_Text"><text:s text:c="4"/>model = model |&gt; gpu</text:p>
        <text:p text:style-name="Preformatted_20_Text">end</text:p>
        <text:p text:style-name="Preformatted_20_Text"># Loss function</text:p>
        <text:p text:style-name="Preformatted_20_Text">loss(x, y) = Flux.crossentropy(model(x), y)</text:p>
        <text:p text:style-name="Preformatted_20_Text"># Optimizer</text:p>
        <text:p text:style-name="Preformatted_20_Text">opt = ADAM()</text:p>
        <text:p text:style-name="Preformatted_20_Text"># Training function with batching</text:p>
        <text:p text:style-name="Preformatted_20_Text">using Flux.Data: DataLoader</text:p>
        <text:p text:style-name="Preformatted_20_Text">train_loader = DataLoader((train_x, train_y), batchsize=64, shuffle=true)</text:p>
        <text:p text:style-name="Preformatted_20_Text">function train!(epochs)</text:p>
        <text:p text:style-name="Preformatted_20_Text"><text:s text:c="4"/>for epoch in 1:epochs</text:p>
        <text:p text:style-name="Preformatted_20_Text"><text:s text:c="8"/>for (x, y) in train_loader</text:p>
        <text:p text:style-name="Preformatted_20_Text"><text:s text:c="12"/>gs = Flux.gradient(() -&gt; loss(x, y), Flux.params(model))</text:p>
        <text:p text:style-name="Preformatted_20_Text"><text:s text:c="12"/>Flux.Optimise.update!(opt, Flux.params(model), gs)</text:p>
        <text:p text:style-name="Preformatted_20_Text"><text:s text:c="8"/>end</text:p>
        <text:p text:style-name="Preformatted_20_Text"><text:s text:c="8"/>acc = accuracy(test_x, test_y)</text:p>
        <text:p text:style-name="Preformatted_20_Text"><text:s text:c="8"/>println("Epoch $epoch, Test Accuracy: $(round(acc*100, digits=2))%")</text:p>
        <text:p text:style-name="Preformatted_20_Text"><text:s text:c="4"/>end</text:p>
        <text:p text:style-name="Preformatted_20_Text">end</text:p>
        <text:p text:style-name="Preformatted_20_Text"># Accuracy function</text:p>
        <text:p text:style-name="Preformatted_20_Text">function accuracy(x, y)</text:p>
        <text:p text:style-name="Preformatted_20_Text"><text:s text:c="4"/>y_pred = model(x)</text:p>
        <text:p text:style-name="Preformatted_20_Text"><text:s text:c="4"/>mean(Flux.onecold(y_pred) .== Flux.onecold(y))</text:p>
        <text:p text:style-name="Preformatted_20_Text">end</text:p>
      </text:section>
      <text:p text:style-name="Horizontal_20_Line"/>
      <text:h text:style-name="Heading_20_2" text:outline-level="2"><text:span text:style-name="Strong_20_Emphasis">6. Data Augmentation (Optional but Recommended)</text:span></text:h>
      <text:section text:style-name="Sect1" text:name="Section15">
        <text:p text:style-name="P2"><text:bookmark text:name="code-block-viewer Copy 14"/>using DataAugmentation</text:p>
        <text:p text:style-name="Preformatted_20_Text">augmenter = Chain(</text:p>
        <text:p text:style-name="Preformatted_20_Text"><text:soft-page-break/><text:s text:c="4"/>RandomRotation([-15, 15]),</text:p>
        <text:p text:style-name="Preformatted_20_Text"><text:s text:c="4"/>RandomFlipLR(),</text:p>
        <text:p text:style-name="Preformatted_20_Text"><text:s text:c="4"/>RandomZoom(0.9:0.1:1.1)</text:p>
        <text:p text:style-name="Preformatted_20_Text">)</text:p>
        <text:p text:style-name="Preformatted_20_Text"># Example usage:</text:p>
        <text:p text:style-name="Preformatted_20_Text">augmented_x = augmenter(train_x[:, :, :, 1:10])</text:p>
      </text:section>
      <text:p text:style-name="Horizontal_20_Line"/>
      <text:h text:style-name="Heading_20_2" text:outline-level="2"><text:span text:style-name="Strong_20_Emphasis">7. Advanced CNN: Residual Block (ResNet-style)</text:span></text:h>
      <text:p text:style-name="Text_20_body">Residual connections help train <text:span text:style-name="Strong_20_Emphasis">deeper networks</text:span> without vanishing gradients.</text:p>
      <text:section text:style-name="Sect1" text:name="Section16">
        <text:p text:style-name="P2"><text:bookmark text:name="code-block-viewer Copy 15"/># Residual block definition</text:p>
        <text:p text:style-name="Preformatted_20_Text">function ResidualBlock(channels)</text:p>
        <text:p text:style-name="Preformatted_20_Text"><text:s text:c="4"/>return Chain(</text:p>
        <text:p text:style-name="Preformatted_20_Text"><text:s text:c="8"/>Conv((3,3), channels=&gt;channels, pad=1), relu,</text:p>
        <text:p text:style-name="Preformatted_20_Text"><text:s text:c="8"/>Conv((3,3), channels=&gt;channels, pad=1),</text:p>
        <text:p text:style-name="Preformatted_20_Text"><text:s text:c="8"/>x -&gt; x .+ identity(x), <text:s/># skip connection</text:p>
        <text:p text:style-name="Preformatted_20_Text"><text:s text:c="8"/>relu</text:p>
        <text:p text:style-name="Preformatted_20_Text"><text:s text:c="4"/>)</text:p>
        <text:p text:style-name="Preformatted_20_Text">end</text:p>
        <text:p text:style-name="Preformatted_20_Text"># Example usage in a CNN</text:p>
        <text:p text:style-name="Preformatted_20_Text">model_resnet = Chain(</text:p>
        <text:p text:style-name="Preformatted_20_Text"><text:s text:c="4"/>Conv((3,3), 1=&gt;16, pad=1), relu,</text:p>
        <text:p text:style-name="Preformatted_20_Text"><text:s text:c="4"/>ResidualBlock(16),</text:p>
        <text:p text:style-name="Preformatted_20_Text"><text:s text:c="4"/>MaxPool((2,2)),</text:p>
        <text:p text:style-name="Preformatted_20_Text"><text:s text:c="4"/>flatten,</text:p>
        <text:p text:style-name="Preformatted_20_Text"><text:s text:c="4"/>Dense(16*14*14, 10),</text:p>
        <text:p text:style-name="Preformatted_20_Text"><text:s text:c="4"/>softmax</text:p>
        <text:p text:style-name="Preformatted_20_Text">)</text:p>
      </text:section>
      <text:p text:style-name="Horizontal_20_Line"/>
      <text:h text:style-name="Heading_20_2" text:outline-level="2"><text:span text:style-name="Strong_20_Emphasis">8. Full CNN Training Tips</text:span></text:h>
      <text:list text:style-name="L13">
        <text:list-item>
          <text:p text:style-name="P14"><text:span text:style-name="Strong_20_Emphasis">Batch Size &amp; Shuffling:</text:span> Batch size ~32-128 for faster GPU training.</text:p>
        </text:list-item>
        <text:list-item>
          <text:p text:style-name="P14"><text:span text:style-name="Strong_20_Emphasis">Learning Rate:</text:span> Start with <text:span text:style-name="Source_20_Text">0.001</text:span> for ADAM.</text:p>
        </text:list-item>
        <text:list-item>
          <text:p text:style-name="P14"><text:span text:style-name="Strong_20_Emphasis">Regularization:</text:span> Use <text:span text:style-name="Source_20_Text">Dropout</text:span> and/or <text:span text:style-name="Source_20_Text">BatchNorm</text:span>.</text:p>
        </text:list-item>
        <text:list-item>
          <text:p text:style-name="P14"><text:span text:style-name="Strong_20_Emphasis">Early Stopping:</text:span> Monitor validation loss to avoid overfitting.</text:p>
        </text:list-item>
        <text:list-item>
          <text:p text:style-name="P14"><text:span text:style-name="Strong_20_Emphasis">Checkpointing:</text:span> Save model parameters periodically.</text:p>
        </text:list-item>
      </text:list>
      <text:section text:style-name="Sect1" text:name="Section17">
        <text:p text:style-name="P2"><text:bookmark text:name="code-block-viewer Copy 16"/>using BSON</text:p>
        <text:p text:style-name="Preformatted_20_Text">BSON.@save "model.bson" model</text:p>
        <text:p text:style-name="Preformatted_20_Text">BSON.@load "model.bson" model</text:p>
      </text:section>
      <text:p text:style-name="Horizontal_20_Line"/>
      <text:h text:style-name="Heading_20_2" text:outline-level="2"><text:span text:style-name="Strong_20_Emphasis">9. Putting It All Together (Example Pipeline)</text:span></text:h>
      <text:list text:style-name="L14">
        <text:list-item>
          <text:p text:style-name="P15">Load dataset → preprocess → augment</text:p>
        </text:list-item>
        <text:list-item>
          <text:p text:style-name="P15">Define CNN → add residual/dropout layers</text:p>
        </text:list-item>
        <text:list-item>
          <text:p text:style-name="P15">Move to GPU if available</text:p>
        </text:list-item>
        <text:list-item>
          <text:p text:style-name="P15">Create loss &amp; optimizer</text:p>
        </text:list-item>
        <text:list-item>
          <text:p text:style-name="P15">Train with batching → log metrics</text:p>
        </text:list-item>
        <text:list-item>
          <text:p text:style-name="P15"><text:soft-page-break/>Evaluate accuracy → save model</text:p>
        </text:list-item>
      </text:list>
      <text:p text:style-name="Horizontal_20_Line"/>
      <text:h text:style-name="Heading_20_2" text:outline-level="2"><text:span text:style-name="Strong_20_Emphasis">10. References</text:span></text:h>
      <text:list text:style-name="L15">
        <text:list-item>
          <text:p text:style-name="P16"><text:a xlink:type="simple" xlink:href="https://fluxml.ai/Flux.jl/stable/" office:target-frame-name="_new" xlink:show="replace" text:style-name="Internet_20_link" text:visited-style-name="Visited_20_Internet_20_Link">Flux.jl Official Docs</text:a></text:p>
        </text:list-item>
        <text:list-item>
          <text:p text:style-name="P16">LeCun et al., <text:span text:style-name="Emphasis">Gradient-Based Learning Applied to Document Recognition</text:span>, 1998</text:p>
        </text:list-item>
        <text:list-item>
          <text:p text:style-name="P16">Goodfellow et al., <text:span text:style-name="Emphasis">Deep Learning</text:span>, MIT Press, 2016</text:p>
        </text:list-item>
        <text:list-item>
          <text:p text:style-name="P16">ResNet Paper: He et al., <text:span text:style-name="Emphasis">Deep Residual Learning for Image Recognition</text:span>, 2015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3:29:52.255939900</meta:creation-date>
    <dc:date>2026-02-24T13:29:55.614083600</dc:date>
    <meta:editing-duration>PT4S</meta:editing-duration>
    <meta:editing-cycles>1</meta:editing-cycles>
    <meta:document-statistic meta:table-count="1" meta:image-count="0" meta:object-count="0" meta:page-count="7" meta:paragraph-count="254" meta:word-count="1221" meta:character-count="8794" meta:non-whitespace-character-count="7483"/>
    <meta:generator>LibreOffice/25.2.4.2$Windows_X86_64 LibreOffice_project/508ff62361999404a9d3590fe47df713b5888744</meta:generator>
  </office:meta>
</office:document-meta>
</file>